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2.2</text:p>
      <text:p text:style-name="Subtitle">27<text:span text:style-name="T10">th</text:span> January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65462850"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089862248"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804082065" text:continue-list="list265462850"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281216602"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643069099"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014202239" text:continue-list="list281216602"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99325392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2166674174"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99804547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394670363"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35113403" text:continue-list="list998045473" text:style-name="Outline">
        <text:list-item>
          <text:list>
            <text:list-header>
              <text:h text:style-name="P21"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137587630"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55256702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97723906"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562695319"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286819995"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441590873"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610861592"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text:soft-page-break/>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626197976"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651071877" text:style-name="L4">
        <text:list-item>
          <text:p text:style-name="P17">references to previously bound variables</text:p>
        </text:list-item>
        <text:list-item>
          <text:p text:style-name="P17">references to the trigger method recipient or parameter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text:soft-page-break/>invocation <text:span text:style-name="Code_20_Text">engine.isRecovered()</text:span>, etc.</text:p>
      <text:p text:style-name="Text_20_body">Note:</text:p>
      <text:list xml:id="list1452335076" text:style-name="L5">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1074502449" text:style-name="L6">
        <text:list-item>
          <text:p text:style-name="P19">Expressions should obey the normal rules regarding associativity and precedence.</text:p>
        </text:list-item>
        <text:list-item>
          <text:p text:style-name="P19">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19">Assignments may update rule variables introduced in the <text:span text:style-name="Code_20_Text">BINDS</text:span> clause, parameter or local variables or, assuming the rule has an <text:span text:style-name="Code_20_Text">AT EXIT</text:span> location, the return value variable $!</text:p>
        </text:list-item>
        <text:list-item>
          <text:p text:style-name="P19">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19">Assignment to <text:span text:style-name="Code_20_Text">$!</text:span> in an <text:span text:style-name="Code_20_Text">AT EXIT</text:span> rule updates the return value on top of the stack at the trigger point. The same effect can be achieved by executing a <text:span text:style-name="Code_20_Text">RETURN</text:span> expression.</text:p>
        </text:list-item>
      </text:list>
      <text:list xml:id="list1796716874" text:continue-list="list1626197976"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text:soft-page-break/>#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162115846"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text:soft-page-break/>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46247827"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784843877"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954096225"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8182795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38308748"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243155738"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84797618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04432963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551997077"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36229943"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1704519253"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538218906"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508326847"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52316964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63151811"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757877937"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505706375"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124740226"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745402952" text:continue-numbering="true" text:style-name="Outline">
        <text:list-item>
          <text:list>
            <text:list-header>
              <text:h text:style-name="P21"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324602688" text:continue-numbering="true" text:style-name="Outline">
        <text:list-item>
          <text:list>
            <text:list-header>
              <text:h text:style-name="P21"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128188117"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682749430"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703841422" text:continue-list="list1128188117"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4">Flag </text:span></text:span><text:span text:style-name="Code_20_Text">-cp</text:span><text:span text:style-name="Code_20_Text"><text:span text:style-name="T4"> provides a classpath used to locate classes mentioned in the scripts.</text:span></text:span></text:p>
      <text:list xml:id="list1845504200" text:continue-numbering="true" text:style-name="Outline">
        <text:list-item>
          <text:list>
            <text:list-header>
              <text:h text:style-name="P21"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2-12T11:56:53</dc:date>
    <meta:printed-by>Andrew Dinn</meta:printed-by>
    <meta:print-date>2008-09-26T17:21:42</meta:print-date>
    <meta:editing-cycles>127</meta:editing-cycles>
    <meta:editing-duration>PT52H24M54S</meta:editing-duration>
    <meta:document-statistic meta:table-count="0" meta:image-count="0" meta:object-count="0" meta:page-count="35" meta:paragraph-count="422" meta:word-count="14319" meta:character-count="89194"/>
    <meta:user-defined meta:name="Info 1"/>
    <meta:user-defined meta:name="Info 2"/>
    <meta:user-defined meta:name="Info 3"/>
    <meta:user-defined meta:name="Info 4"/>
  </office:meta>
</office:document-meta>
</file>